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4.7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2.84pt"/>
    </style:style>
    <style:style style:name="co7" style:family="table-column">
      <style:table-column-properties fo:break-before="auto" style:column-width="64.66pt"/>
    </style:style>
    <style:style style:name="co8" style:family="table-column">
      <style:table-column-properties fo:break-before="auto" style:column-width="789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1.35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 style:direction="ltr" style:rotation-angle="270" style:vertical-align="top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 style:rotation-angle="270" style:vertical-align="top"/>
      <style:paragraph-properties fo:text-align="center" fo:margin-left="0pt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" style:family="table-cell" style:parent-style-name="Default" style:data-style-name="N43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ackground-color="#ffffff" fo:border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5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2" table:default-cell-style-name="ce2"/>
        <table:table-column table:style-name="co4" table:number-columns-repeated="8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default-cell-style-name="ce9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BUS_BOARD 0xBB MEMORY MAP</text:p>
          </table:table-cell>
          <table:covered-table-cell table:style-name="ce1"/>
          <table:covered-table-cell table:style-name="ce8"/>
          <table:covered-table-cell table:number-columns-repeated="4" table:style-name="ce1"/>
          <table:covered-table-cell table:style-name="ce21"/>
          <table:covered-table-cell table:number-columns-repeated="4" table:style-name="ce1"/>
          <table:covered-table-cell/>
          <table:covered-table-cell table:number-columns-repeated="6" table:style-name="ce1"/>
          <table:covered-table-cell table:style-name="ce8"/>
          <table:table-cell table:style-name="ce32" table:number-columns-repeated="6"/>
          <table:table-cell table:style-name="ce35" table:number-columns-repeated="995"/>
          <table:table-cell table:number-columns-repeated="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DDRESS(hex)</text:p>
          </table:table-cell>
          <table:table-cell table:style-name="ce3" office:value-type="string" calcext:value-type="string">
            <text:p>FORMAT</text:p>
          </table:table-cell>
          <table:table-cell table:style-name="ce10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14" office:value-type="string" calcext:value-type="string">
            <text:p>0x01 RTC_GET_NOW</text:p>
          </table:table-cell>
          <table:table-cell table:style-name="ce14" office:value-type="string" calcext:value-type="string">
            <text:p>0x02 RTC_SET</text:p>
          </table:table-cell>
          <table:table-cell table:style-name="ce21" office:value-type="string" calcext:value-type="string">
            <text:p>0x03 ALARM SET</text:p>
          </table:table-cell>
          <table:table-cell table:style-name="ce21" office:value-type="string" calcext:value-type="string">
            <text:p>0x04 <text:s/>RTC_GET_LAST_POWEROFF</text:p>
          </table:table-cell>
          <table:table-cell table:style-name="ce21" office:value-type="string" calcext:value-type="string">
            <text:p>0x06 SYSTEM_SHUTDOWN</text:p>
          </table:table-cell>
          <table:table-cell table:style-name="ce21" office:value-type="string" calcext:value-type="string">
            <text:p>0x10 CONFIG_WRITE</text:p>
          </table:table-cell>
          <table:table-cell table:style-name="ce21" office:value-type="string" calcext:value-type="string">
            <text:p>0x11 CONFIG_READ</text:p>
          </table:table-cell>
          <table:table-cell table:style-name="ce21" office:value-type="string" calcext:value-type="string">
            <text:p>0x12 CONFIG_RESET</text:p>
          </table:table-cell>
          <table:table-cell table:style-name="ce21" office:value-type="string" calcext:value-type="string">
            <text:p>0xCB RESE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in VAL</text:p>
          </table:table-cell>
          <table:table-cell table:style-name="ce3" office:value-type="string" calcext:value-type="string">
            <text:p>Max VAL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FAULT</text:p>
          </table:table-cell>
          <table:table-cell table:style-name="ce10" office:value-type="string" calcext:value-type="string">
            <text:p>Description</text:p>
          </table:table-cell>
          <table:table-cell table:style-name="ce32" table:number-columns-repeated="6"/>
          <table:table-cell table:style-name="ce35" table:number-columns-repeated="995"/>
          <table:table-cell table:number-columns-repeated="3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EXT_VIN_VOLTS_L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20mV</text:p>
          </table:table-cell>
          <table:table-cell table:style-name="ce4"/>
          <table:table-cell table:style-name="ce11" office:value-type="string" calcext:value-type="string">
            <text:p>Main DC input voltage readout.</text:p>
          </table:table-cell>
          <table:table-cell table:number-columns-repeated="1004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/>
          <table:table-cell table:style-name="ce12" office:value-type="string" calcext:value-type="string">
            <text:p>EXT_VIN_VOLTS_H</text:p>
          </table:table-cell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POWPACK_VOLTS_L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9.76mV</text:p>
          </table:table-cell>
          <table:table-cell table:style-name="ce4"/>
          <table:table-cell table:style-name="ce11" office:value-type="string" calcext:value-type="string">
            <text:p>Battery pack current voltage readout</text:p>
          </table:table-cell>
          <table:table-cell table:number-columns-repeated="1004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/>
          <table:table-cell table:style-name="ce12" office:value-type="string" calcext:value-type="string">
            <text:p>POWPACK_VOLTS_H</text:p>
          </table:table-cell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HOST_3V3_L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2.44mV</text:p>
          </table:table-cell>
          <table:table-cell table:style-name="ce4"/>
          <table:table-cell table:style-name="ce11" office:value-type="string" calcext:value-type="string">
            <text:p>BusBoard's 3.3V 1A regulator output voltage readout.</text:p>
          </table:table-cell>
          <table:table-cell table:number-columns-repeated="1004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/>
          <table:table-cell table:style-name="ce12" office:value-type="string" calcext:value-type="string">
            <text:p>HOST_3V3_H</text:p>
          </table:table-cell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8" office:value-type="string" calcext:value-type="string">
            <text:p>UNUSED</text:p>
          </table:table-cell>
          <table:table-cell table:style-name="ce1" table:number-columns-repeated="9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/>
          <table:table-cell table:style-name="ce12" office:value-type="string" calcext:value-type="string">
            <text:p>UNUSED</text:p>
          </table:table-cell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BATPACK_STATE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attery pack status register: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0 : Ready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1 : Refill is in progress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2 : Undervoltage / no battery pack connected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3 : Overvoltage : Battery pack disabled.</text:p>
          </table:table-cell>
          <table:table-cell table:number-columns-repeated="100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MAIN_SUPPLY_SOURCE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6"/>
          <table:table-cell table:style-name="ce11" office:value-type="string" calcext:value-type="string">
            <text:p>Busboard power source is : 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0 : EXT_VIN (main DC source)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1 : Battery pack (main DC source is OFF or ujnder the voltage threshols.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BATTPACK_MONITOR_INDEX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x7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Battery pack voltage monitor recorder's current index (RAM address).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10B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BATPACK_REFILL_MODE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?</text:p>
          </table:table-cell>
          <table:table-cell table:style-name="ce11" office:value-type="string" calcext:value-type="string">
            <text:p>Battery pack refill mode :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5"/>
          <table:table-cell table:style-name="ce28" office:value-type="string" calcext:value-type="string">
            <text:p><text:s/></text:p>
          </table:table-cell>
          <table:table-cell table:style-name="ce29" office:value-type="string" calcext:value-type="string">
            <text:p>0 : Permanent current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5"/>
          <table:table-cell table:style-name="ce27"/>
          <table:table-cell table:style-name="ce12" office:value-type="string" calcext:value-type="string">
            <text:p>1 : Pulsed current.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10C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EXT_VIN_VOLTS_MAX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20mV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Main DC input voltage highest value since BusBoard's power up. Can be cleared by user.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10D </text:p>
          </table:table-cell>
          <table:table-cell table:style-name="ce5"/>
          <table:table-cell table:style-name="ce12" office:value-type="string" calcext:value-type="string">
            <text:p>EXT_VIN_VOLTS_MAX_H</text:p>
          </table:table-cell>
          <table:table-cell table:style-name="ce5" table:number-columns-repeated="9"/>
          <table:table-cell table:style-name="ce23"/>
          <table:table-cell table:style-name="ce5" table:number-columns-repeated="2"/>
          <table:table-cell table:style-name="ce27"/>
          <table:table-cell table:style-name="ce5" table:number-columns-repeated="3"/>
          <table:table-cell table:style-name="ce12"/>
          <table:table-cell table:number-columns-repeated="1004"/>
        </table:table-row>
        <table:table-row table:style-name="ro1">
          <table:table-cell table:style-name="ce4" office:value-type="string" calcext:value-type="string">
            <text:p>10E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EXT_VIN_VOLTS_MIN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6"/>
          <table:table-cell table:style-name="ce11" office:value-type="string" calcext:value-type="string">
            <text:p>Main DC input voltage lowest value since BusBoard's power up. Can be cleared by user.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10F</text:p>
          </table:table-cell>
          <table:table-cell table:style-name="ce5"/>
          <table:table-cell table:style-name="ce12" office:value-type="string" calcext:value-type="string">
            <text:p>EXT_VIN_VOLTS_MIN_H</text:p>
          </table:table-cell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HOST_POWEROFF_SECS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4"/>
          <table:table-cell table:style-name="ce15"/>
          <table:table-cell table:style-name="ce4" table:number-columns-repeated="3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65535" calcext:value-type="float">
            <text:p>65535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Delay between BusBoard's shutdown command received and effective Host powering off.</text:p>
          </table:table-cell>
          <table:table-cell table:number-columns-repeated="1004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/>
          <table:table-cell table:style-name="ce12" office:value-type="string" calcext:value-type="string">
            <text:p>HOST_POWEROFF_SECS_H</text:p>
          </table:table-cell>
          <table:table-cell table:style-name="ce5" table:number-columns-repeated="5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HOST_POWERON_SECS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26" office:value-type="float" office:value="1" calcext:value-type="float">
            <text:p>1</text:p>
          </table:table-cell>
          <table:table-cell table:style-name="ce4" office:value-type="float" office:value="65535" calcext:value-type="float">
            <text:p>65535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Delay between BusBoard's powering on and Host powering on. Applied at BusBoard's boot. </text:p>
          </table:table-cell>
          <table:table-cell table:number-columns-repeated="1004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/>
          <table:table-cell table:style-name="ce12" office:value-type="string" calcext:value-type="string">
            <text:p>HOST_POWERON_SECS_H</text:p>
          </table:table-cell>
          <table:table-cell table:style-name="ce5" table:number-columns-repeated="9"/>
          <table:table-cell table:style-name="ce23"/>
          <table:table-cell table:style-name="ce5" table:number-columns-repeated="2"/>
          <table:table-cell table:style-name="ce27"/>
          <table:table-cell table:style-name="ce5" table:number-columns-repeated="3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BATPACK_REFILL_LOW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string" calcext:value-type="string">
            <text:p>0x25C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9.76mV</text:p>
          </table:table-cell>
          <table:table-cell table:style-name="ce4" office:value-type="string" calcext:value-type="string">
            <text:p>0x266</text:p>
          </table:table-cell>
          <table:table-cell table:style-name="ce11" office:value-type="string" calcext:value-type="string">
            <text:p>Batpack refill low threshold (start charging phase trigger).</text:p>
          </table:table-cell>
          <table:table-cell table:number-columns-repeated="100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/>
          <table:table-cell table:style-name="ce12" office:value-type="string" calcext:value-type="string">
            <text:p>BATPACK_REFILL_LOW_H</text:p>
          </table:table-cell>
          <table:table-cell table:style-name="ce5" table:number-columns-repeated="9"/>
          <table:table-cell table:style-name="ce23"/>
          <table:table-cell table:style-name="ce5" table:number-columns-repeated="2"/>
          <table:table-cell table:style-name="ce5" office:value-type="string" calcext:value-type="string">
            <text:p>5.9V</text:p>
          </table:table-cell>
          <table:table-cell table:style-name="ce5" office:value-type="string" calcext:value-type="string">
            <text:p>10V</text:p>
          </table:table-cell>
          <table:table-cell table:style-name="ce5"/>
          <table:table-cell table:style-name="ce5" office:value-type="string" calcext:value-type="string">
            <text:p>6.0V</text:p>
          </table:table-cell>
          <table:table-cell table:style-name="ce12"/>
          <table:table-cell table:number-columns-repeated="1004"/>
        </table:table-row>
        <table:table-row table:style-name="ro1">
          <table:table-cell table:style-name="ce4" office:value-type="string" calcext:value-type="string">
            <text:p>11A</text:p>
          </table:table-cell>
          <table:table-cell table:style-name="ce4" office:value-type="string" calcext:value-type="string">
            <text:p>W</text:p>
          </table:table-cell>
          <table:table-cell table:style-name="ce11" office:value-type="string" calcext:value-type="string">
            <text:p>BATPACK_REFILL_HIGH_L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string" calcext:value-type="string">
            <text:p>0x300</text:p>
          </table:table-cell>
          <table:table-cell table:style-name="ce4" office:value-type="string" calcext:value-type="string">
            <text:p>0x3FF</text:p>
          </table:table-cell>
          <table:table-cell table:style-name="ce4" office:value-type="string" calcext:value-type="string">
            <text:p>9.76mV</text:p>
          </table:table-cell>
          <table:table-cell table:style-name="ce4" office:value-type="string" calcext:value-type="string">
            <text:p>0x2F0</text:p>
          </table:table-cell>
          <table:table-cell table:style-name="ce11" office:value-type="string" calcext:value-type="string">
            <text:p>Batpack refill high threshold (stop charging phase trigger).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11B</text:p>
          </table:table-cell>
          <table:table-cell table:style-name="ce5"/>
          <table:table-cell table:style-name="ce12" office:value-type="string" calcext:value-type="string">
            <text:p>BATPACK_REFILL_HIGH_H</text:p>
          </table:table-cell>
          <table:table-cell table:style-name="ce5" table:number-columns-repeated="9"/>
          <table:table-cell table:style-name="ce23"/>
          <table:table-cell table:style-name="ce5" table:number-columns-repeated="2"/>
          <table:table-cell table:style-name="ce5" office:value-type="string" calcext:value-type="string">
            <text:p>6.5V</text:p>
          </table:table-cell>
          <table:table-cell table:style-name="ce5" office:value-type="string" calcext:value-type="string">
            <text:p>10V</text:p>
          </table:table-cell>
          <table:table-cell table:style-name="ce5"/>
          <table:table-cell table:style-name="ce5" office:value-type="string" calcext:value-type="string">
            <text:p>7.35V</text:p>
          </table:table-cell>
          <table:table-cell table:style-name="ce12"/>
          <table:table-cell table:number-columns-repeated="1004"/>
        </table:table-row>
        <table:table-row table:style-name="ro1">
          <table:table-cell table:style-name="ce5" office:value-type="string" calcext:value-type="string">
            <text:p>11C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string" calcext:value-type="string">
            <text:p>11D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string" calcext:value-type="string">
            <text:p>11E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5" office:value-type="string" calcext:value-type="string">
            <text:p>11F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UNUSED</text:p>
          </table:table-cell>
          <table:table-cell table:style-name="ce5" office:value-type="string" calcext:value-type="string">
            <text:p>R/W</text:p>
          </table:table-cell>
          <table:table-cell table:style-name="ce5" table:number-columns-repeated="8"/>
          <table:table-cell table:style-name="ce23"/>
          <table:table-cell table:style-name="ce5" table:number-columns-repeated="6"/>
          <table:table-cell table:style-name="ce12"/>
          <table:table-cell table:number-columns-repeated="100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POWEROFF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4"/>
          <table:table-cell table:style-name="ce15"/>
          <table:table-cell table:style-name="ce4" table:number-columns-repeated="3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Shutdown sequence ends up :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5"/>
          <table:table-cell table:style-name="ce16"/>
          <table:table-cell table:style-name="ce6" table:number-columns-repeated="3"/>
          <table:table-cell table:style-name="ce25"/>
          <table:table-cell table:style-name="ce6" table:number-columns-repeated="6"/>
          <table:table-cell table:style-name="ce13" office:value-type="string" calcext:value-type="string">
            <text:p>0 : Keep Chantilly system 5V and 3.3V powered on, Host power is off. <text:s/>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5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6"/>
          <table:table-cell table:style-name="ce12" office:value-type="string" calcext:value-type="string">
            <text:p>1 : Power off Host, then Chantilly system 5V and 3.3V (full system stop).</text:p>
          </table:table-cell>
          <table:table-cell table:number-columns-repeated="1004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ALARM0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enable/disable RTC alarm <text:s/>: 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 table:number-columns-repeated="5"/>
          <table:table-cell table:style-name="ce25"/>
          <table:table-cell table:style-name="ce6" table:number-columns-repeated="6"/>
          <table:table-cell table:style-name="ce13" office:value-type="string" calcext:value-type="string">
            <text:p>0 : Disabled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7"/>
          <table:table-cell table:style-name="ce5"/>
          <table:table-cell table:style-name="ce17"/>
          <table:table-cell table:style-name="ce5" table:number-columns-repeated="5"/>
          <table:table-cell table:style-name="ce23"/>
          <table:table-cell table:style-name="ce5" table:number-columns-repeated="6"/>
          <table:table-cell table:style-name="ce12" office:value-type="string" calcext:value-type="string">
            <text:p>1 : Enabled.</text:p>
          </table:table-cell>
          <table:table-cell table:number-columns-repeated="100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ALARM0_ACTION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TC alarm action to perform :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 table:number-columns-repeated="5"/>
          <table:table-cell table:style-name="ce25"/>
          <table:table-cell table:style-name="ce6" table:number-columns-repeated="6"/>
          <table:table-cell table:style-name="ce29" office:value-type="string" calcext:value-type="string">
            <text:p>0 : Alarm trigs a system boot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 table:number-columns-repeated="5"/>
          <table:table-cell table:style-name="ce25"/>
          <table:table-cell table:style-name="ce6" table:number-columns-repeated="6"/>
          <table:table-cell table:style-name="ce13" office:value-type="string" calcext:value-type="string">
            <text:p>1 : Alarm trigs a power-off sequence for Host and Chantilly system (full system stop)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7"/>
          <table:table-cell table:style-name="ce5"/>
          <table:table-cell table:style-name="ce17"/>
          <table:table-cell table:style-name="ce5" table:number-columns-repeated="5"/>
          <table:table-cell table:style-name="ce23"/>
          <table:table-cell table:style-name="ce5" table:number-columns-repeated="6"/>
          <table:table-cell table:style-name="ce12" office:value-type="string" calcext:value-type="string">
            <text:p>2 : Alarm trigs a power-off sequence for Host only, Chantilly system remains powered-on.</text:p>
          </table:table-cell>
          <table:table-cell table:number-columns-repeated="1004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POWEROFF_LOG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4"/>
          <table:table-cell table:style-name="ce18"/>
          <table:table-cell table:style-name="ce1" table:number-columns-repeated="3"/>
          <table:table-cell table:style-name="ce24"/>
          <table:table-cell table:style-name="ce1" table:number-columns-repeated="6"/>
          <table:table-cell table:style-name="ce8" office:value-type="string" calcext:value-type="string">
            <text:p>Poweroff timedate logging into BusBoard's embedded EEPROM.</text:p>
          </table:table-cell>
          <table:table-cell table:number-columns-repeated="1004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9"/>
          <table:table-cell table:style-name="ce35"/>
          <table:table-cell table:style-name="ce33" table:number-columns-repeated="6"/>
          <table:table-cell table:style-name="ce34"/>
          <table:table-cell table:style-name="ce33" table:number-columns-repeated="2"/>
          <table:table-cell table:style-name="ce34"/>
          <table:table-cell table:style-name="ce33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4"/>
          <table:table-cell table:style-name="ce19"/>
          <table:table-cell table:style-name="ce1" table:number-columns-repeated="3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SYSTEM_SHUTDOW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style-name="ce15"/>
          <table:table-cell table:style-name="ce4" table:number-columns-repeated="3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office:value-type="string" calcext:value-type="string">
            <text:p>System shutdown status : 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5"/>
          <table:table-cell table:style-name="ce16"/>
          <table:table-cell table:style-name="ce6" table:number-columns-repeated="3"/>
          <table:table-cell table:style-name="ce25"/>
          <table:table-cell table:style-name="ce6" table:number-columns-repeated="6"/>
          <table:table-cell table:style-name="ce13" office:value-type="string" calcext:value-type="string">
            <text:p>0 : BusBoard normal run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5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6"/>
          <table:table-cell table:style-name="ce12" office:value-type="string" calcext:value-type="string">
            <text:p>1 : A shutdown sequence is in progress.</text:p>
          </table:table-cell>
          <table:table-cell table:number-columns-repeated="1004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2A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2B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4" office:value-type="string" calcext:value-type="string">
            <text:p>12C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INPUTS_STATE_PRESCALER</text:p>
          </table:table-cell>
          <table:table-cell table:style-name="ce4" office:value-type="string" calcext:value-type="string">
            <text:p>R/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100u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Anti-bounce prescaler for user inputs A, B, C, D, E, F and G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0 : Cancel prescaler.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12D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2E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2F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INPUTS_STATE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5" calcext:value-type="float">
            <text:p>255</text:p>
          </table:table-cell>
          <table:table-cell table:style-name="ce4" table:number-columns-repeated="2"/>
          <table:table-cell table:style-name="ce25" office:value-type="string" calcext:value-type="string">
            <text:p>(Bit 0 is set to logic 0 if RTC interruption has occurred.)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User inputs A, B, D, E, F and G immediate state. Bit states are 0 : contact is closed /1 : contact is open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1 : user input A state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2 : user input B state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3 : unused/read as logic 1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4 : user input D state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5 : user input E state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Bit 6 : user input F state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Bit 7 : user input G state.</text:p>
          </table:table-cell>
          <table:table-cell table:number-columns-repeated="1004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A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A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B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B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D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D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E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E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F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F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SER_INPUT_G_COUNT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2"/>
          <table:table-cell table:style-name="ce8" office:value-type="string" calcext:value-type="string">
            <text:p>User input G transitions counter. Each contact closing increments this counter by 1. Trigs on falling edges.</text:p>
          </table:table-cell>
          <table:table-cell table:number-columns-repeated="100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INPUTS_CLEAR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8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1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Input counters are clear if user writes magic key 0x13 into this RAM address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Content of INPUTS_CLEAR is cleared to 0x00 when BusBoard has cleared all counters.</text:p>
          </table:table-cell>
          <table:table-cell table:number-columns-repeated="1004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A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/>
          <table:table-cell table:style-name="ce19"/>
          <table:table-cell table:style-name="ce1" table:number-columns-repeated="6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B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C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D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E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1" office:value-type="string" calcext:value-type="string">
            <text:p>13F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8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SEC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number-columns-repeated="2"/>
          <table:table-cell table:style-name="ce11" office:value-type="string" calcext:value-type="string">
            <text:p>Embedded BusBoard's RTC seconds value.</text:p>
          </table:table-cell>
          <table:table-cell table:number-columns-repeated="100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MIN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number-columns-repeated="2"/>
          <table:table-cell table:style-name="ce11" office:value-type="string" calcext:value-type="string">
            <text:p>Embedded BusBoard's RTC minutes value.</text:p>
          </table:table-cell>
          <table:table-cell table:number-columns-repeated="100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HOUR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11" office:value-type="string" calcext:value-type="string">
            <text:p>Embedded BusBoard's RTC hours value.</text:p>
          </table:table-cell>
          <table:table-cell table:number-columns-repeated="100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WDAY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11" office:value-type="string" calcext:value-type="string">
            <text:p>Embedded BusBoard's RTC day of the week value (1 : Monday.… 6 : Sunday).</text:p>
          </table:table-cell>
          <table:table-cell table:number-columns-repeated="100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MDAY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11" office:value-type="string" calcext:value-type="string">
            <text:p>Embedded BusBoard's RTC day of the month value.</text:p>
          </table:table-cell>
          <table:table-cell table:number-columns-repeated="100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MON</text:p>
          </table:table-cell>
          <table:table-cell table:style-name="ce4" office:value-type="string" calcext:value-type="string">
            <text:p>R/W</text:p>
          </table:table-cell>
          <table:table-cell table:style-name="ce15"/>
          <table:table-cell table:style-name="ce20"/>
          <table:table-cell table:style-name="ce15"/>
          <table:table-cell table:style-name="ce4" table:number-columns-repeated="5"/>
          <table:table-cell table:style-name="ce2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1" office:value-type="string" calcext:value-type="string">
            <text:p>Embedded BusBoard's RTC month value.</text:p>
          </table:table-cell>
          <table:table-cell table:number-columns-repeated="1004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RTC_YEAR</text:p>
          </table:table-cell>
          <table:table-cell table:style-name="ce1" office:value-type="string" calcext:value-type="string">
            <text:p>R/W</text:p>
          </table:table-cell>
          <table:table-cell table:style-name="ce18"/>
          <table:table-cell table:style-name="ce19"/>
          <table:table-cell table:style-name="ce18"/>
          <table:table-cell table:style-name="ce1" table:number-columns-repeated="5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8" office:value-type="string" calcext:value-type="string">
            <text:p>Embedded BusBoard's RTC year value (0 : year 2000 …… 99: year 2099).</text:p>
          </table:table-cell>
          <table:table-cell table:number-columns-repeated="1004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RTC_ALARM_SEC</text:p>
          </table:table-cell>
          <table:table-cell table:style-name="ce1" office:value-type="string" calcext:value-type="string">
            <text:p>R/W</text:p>
          </table:table-cell>
          <table:table-cell table:style-name="ce18" table:number-columns-repeated="2"/>
          <table:table-cell table:style-name="ce19"/>
          <table:table-cell table:style-name="ce1" table:number-columns-repeated="5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style-name="ce8" office:value-type="string" calcext:value-type="string">
            <text:p>BusBoard's alarm seconds value.</text:p>
          </table:table-cell>
          <table:table-cell table:number-columns-repeated="1004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RTC_ALARM_MIN</text:p>
          </table:table-cell>
          <table:table-cell table:style-name="ce1" office:value-type="string" calcext:value-type="string">
            <text:p>R/W</text:p>
          </table:table-cell>
          <table:table-cell table:style-name="ce18" table:number-columns-repeated="2"/>
          <table:table-cell table:style-name="ce19"/>
          <table:table-cell table:style-name="ce1" table:number-columns-repeated="5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style-name="ce8" office:value-type="string" calcext:value-type="string">
            <text:p>BusBoard's alarm minutes value.</text:p>
          </table:table-cell>
          <table:table-cell table:number-columns-repeated="1004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RTC_ALARM_HOUR</text:p>
          </table:table-cell>
          <table:table-cell table:style-name="ce1" office:value-type="string" calcext:value-type="string">
            <text:p>R/W</text:p>
          </table:table-cell>
          <table:table-cell table:style-name="ce18" table:number-columns-repeated="2"/>
          <table:table-cell table:style-name="ce1" table:number-columns-repeated="6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style-name="ce8" office:value-type="string" calcext:value-type="string">
            <text:p>BusBoard's alarm hours value.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14A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RTC_ALARM_WDAY</text:p>
          </table:table-cell>
          <table:table-cell table:style-name="ce1" office:value-type="string" calcext:value-type="string">
            <text:p>R/W</text:p>
          </table:table-cell>
          <table:table-cell table:style-name="ce18" table:number-columns-repeated="2"/>
          <table:table-cell table:style-name="ce1" table:number-columns-repeated="6"/>
          <table:table-cell table:style-name="ce2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8" office:value-type="string" calcext:value-type="string">
            <text:p>BusBoard's alarm day of the week value.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14B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UNUSED</text:p>
          </table:table-cell>
          <table:table-cell table:style-name="ce1" office:value-type="string" calcext:value-type="string">
            <text:p>R/W</text:p>
          </table:table-cell>
          <table:table-cell table:style-name="ce19" table:number-columns-repeated="2"/>
          <table:table-cell table:style-name="ce1" table:number-columns-repeated="6"/>
          <table:table-cell table:style-name="ce24"/>
          <table:table-cell table:style-name="ce1" table:number-columns-repeated="6"/>
          <table:table-cell table:style-name="ce8"/>
          <table:table-cell table:number-columns-repeated="1004"/>
        </table:table-row>
        <table:table-row table:style-name="ro1">
          <table:table-cell table:style-name="ce4" office:value-type="string" calcext:value-type="string">
            <text:p>14C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RTC_ALARM_MATCH</text:p>
          </table:table-cell>
          <table:table-cell table:style-name="ce4" office:value-type="string" calcext:value-type="string">
            <text:p>R/W</text:p>
          </table:table-cell>
          <table:table-cell table:style-name="ce15" table:number-columns-repeated="2"/>
          <table:table-cell table:style-name="ce4" table:number-columns-repeated="6"/>
          <table:table-cell table:style-name="ce22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0"/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0 : Alarm occurs when RTC_SEC=RTC_ALARM_SEC and RTC_MIN=RTC_ALARM_MIN and RTC_HOUR=RTC_ALARM_HOUR and RTC_WDAY=RTC_ALARM_WDAY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1 : Alarm occurs when RTC_SEC=RTC_ALARM_SEC and RTC_MIN=RTC_ALARM_MIN and RTC_HOUR=RTC_ALARM_HOUR.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13"/>
          <table:table-cell table:style-name="ce6" table:number-columns-repeated="9"/>
          <table:table-cell table:style-name="ce25"/>
          <table:table-cell table:style-name="ce6" table:number-columns-repeated="6"/>
          <table:table-cell table:style-name="ce13" office:value-type="string" calcext:value-type="string">
            <text:p>2 : Alarm occurs when RTC_SEC=RTC_ALARM_SEC and RTC_MIN=RTC_ALARM_MIN.</text:p>
          </table:table-cell>
          <table:table-cell table:number-columns-repeated="1004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9"/>
          <table:table-cell table:style-name="ce23"/>
          <table:table-cell table:style-name="ce5" table:number-columns-repeated="6"/>
          <table:table-cell table:style-name="ce12" office:value-type="string" calcext:value-type="string">
            <text:p>3 : Alarm occurs when RTC_SEC=RTC_ALARM_SEC.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1B0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SCRATCHPAD</text:p>
          </table:table-cell>
          <table:table-cell table:style-name="ce4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11" office:value-type="string" calcext:value-type="string">
            <text:p>Scratchpad area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1B1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 office:value-type="string" calcext:value-type="string">
            <text:p>A 16 places RAM area used for BusBoard commands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1B2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31"/>
          <table:table-cell table:number-columns-repeated="1004"/>
        </table:table-row>
        <table:table-row table:style-name="ro1">
          <table:table-cell table:style-name="ce6" office:value-type="string" calcext:value-type="string">
            <text:p>1B3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 office:value-type="string" calcext:value-type="string">
            <text:p>EEPROM mades 128 bytes and is divided in 8 blocs of 16 bytes. The bloc to access in EEPROM is specified by the value of EEPROM_BLOC. <text:s/>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1B4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 office:value-type="string" calcext:value-type="string">
            <text:p>SCRATCHPAD is the source and EEPROM bloc to access is the target when executing command 0x10 named CONFIG_WRITE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1B5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 office:value-type="string" calcext:value-type="string">
            <text:p>EEPROM bloc to acces is the source and SCRATCHPAD is the target when executing command 0x11 named CONFIG_READ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1B6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7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8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9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A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B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C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D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6" office:value-type="string" calcext:value-type="string">
            <text:p>1BE</text:p>
          </table:table-cell>
          <table:table-cell table:style-name="ce6" office:value-type="string" calcext:value-type="string">
            <text:p>B</text:p>
          </table:table-cell>
          <table:table-cell table:style-name="ce13"/>
          <table:table-cell table:style-name="ce6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xFF</text:p>
          </table:table-cell>
          <table:table-cell table:style-name="ce6"/>
          <table:table-cell table:style-name="ce6" office:value-type="string" calcext:value-type="string">
            <text:p>?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5" office:value-type="string" calcext:value-type="string">
            <text:p>1BF</text:p>
          </table:table-cell>
          <table:table-cell table:style-name="ce5" office:value-type="string" calcext:value-type="string">
            <text:p>B</text:p>
          </table:table-cell>
          <table:table-cell table:style-name="ce12"/>
          <table:table-cell table:style-name="ce5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FF</text:p>
          </table:table-cell>
          <table:table-cell table:style-name="ce5"/>
          <table:table-cell table:style-name="ce5" office:value-type="string" calcext:value-type="string">
            <text:p>?</text:p>
          </table:table-cell>
          <table:table-cell table:style-name="ce12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7" office:value-type="string" calcext:value-type="string">
            <text:p>1E4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EEPROM_MAGIC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5"/>
          <table:table-cell table:style-name="ce18"/>
          <table:table-cell table:style-name="ce1"/>
          <table:table-cell table:style-name="ce18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EEPROM save configuration magic key. Set to 0x26 to enable writing and reset of the EEPROM.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1E5</text:p>
          </table:table-cell>
          <table:table-cell table:style-name="ce1" office:value-type="string" calcext:value-type="string">
            <text:p>B</text:p>
          </table:table-cell>
          <table:table-cell table:style-name="ce8" office:value-type="string" calcext:value-type="string">
            <text:p>EEPROM_BLOC</text:p>
          </table:table-cell>
          <table:table-cell table:style-name="ce1" office:value-type="string" calcext:value-type="string">
            <text:p>R/W</text:p>
          </table:table-cell>
          <table:table-cell table:style-name="ce1" table:number-columns-repeated="5"/>
          <table:table-cell table:style-name="ce18" table:number-columns-repeated="2"/>
          <table:table-cell table:style-name="ce1"/>
          <table:table-cell table:style-name="ce24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8" office:value-type="string" calcext:value-type="string">
            <text:p>EEPROM bloc number affected by commands 0x10 named CONFIG_WRITE and 0x11 named CONFIG_READ.</text:p>
          </table:table-cell>
          <table:table-cell table:number-columns-repeated="1004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3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8:50:35.323916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08:16:34.402335573</meta:creation-date>
    <dc:date>2016-01-14T09:47:41.006914018</dc:date>
    <meta:editing-duration>PT2H36M35S</meta:editing-duration>
    <meta:editing-cycles>13</meta:editing-cycles>
    <meta:generator>LibreOffice/4.4.7.2$Linux_X86_64 LibreOffice_project/40$Build-2</meta:generator>
    <meta:document-statistic meta:table-count="1" meta:cell-count="595" meta:object-count="0"/>
  </office:meta>
</office:document-meta>
</file>